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e37f" officeooo:paragraph-rsid="0010e37f"/>
    </style:style>
    <style:style style:name="P2" style:family="paragraph" style:parent-style-name="Standard">
      <style:text-properties officeooo:rsid="001603bd" officeooo:paragraph-rsid="001603bd"/>
    </style:style>
    <style:style style:name="P3" style:family="paragraph" style:parent-style-name="Standard">
      <style:text-properties officeooo:rsid="0018dec0" officeooo:paragraph-rsid="0018dec0"/>
    </style:style>
    <style:style style:name="P4" style:family="paragraph" style:parent-style-name="Standard">
      <style:text-properties officeooo:rsid="001a369b" officeooo:paragraph-rsid="0018dec0"/>
    </style:style>
    <style:style style:name="P5" style:family="paragraph" style:parent-style-name="Standard">
      <style:text-properties officeooo:rsid="0015851c" officeooo:paragraph-rsid="0018dec0"/>
    </style:style>
    <style:style style:name="P6" style:family="paragraph" style:parent-style-name="Standard">
      <style:text-properties officeooo:rsid="00195d33" officeooo:paragraph-rsid="00195d33"/>
    </style:style>
    <style:style style:name="P7" style:family="paragraph" style:parent-style-name="Standard">
      <style:text-properties officeooo:rsid="001abefc" officeooo:paragraph-rsid="001abefc"/>
    </style:style>
    <style:style style:name="T1" style:family="text">
      <style:text-properties officeooo:rsid="001603bd"/>
    </style:style>
    <style:style style:name="T2" style:family="text">
      <style:text-properties officeooo:rsid="00195d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en pony fokster wil een website waarop ze nieuws, veulens, jonge ponies en volwassen ponies kan laten zien <text:span text:style-name="T1">en een pagina voor de verkoop van ponies en ponie gerelateerde spullen</text:span>.</text:p>
      <text:p text:style-name="P1"/>
      <text:p text:style-name="P2">Bezoekers kunnen zich registreren om een afspraak te maken of een bod te doen.</text:p>
      <text:p text:style-name="P2">2 Gebruikersrollen.</text:p>
      <text:p text:style-name="P2">1) Eigenaar volledig beheer.</text:p>
      <text:p text:style-name="P2">2) Gerigistreerde bezoeker die kan een afspraak maken voor een bezichtiging of een bod plaatsen.</text:p>
      <text:p text:style-name="P2">Ongeregistreerde bezoekers kunnen alleen kijken. En de info in pdf formaat van de verkoop(ponies) downloaden.</text:p>
      <text:p text:style-name="P2"/>
      <text:p text:style-name="P2">Volledig beheer bestaat uit</text:p>
      <text:p text:style-name="P2">Het aanmaken van nieuwsitems.</text:p>
      <text:p text:style-name="P2">Het aanmaken van combinaties waaruit (volgend) seizoen een veulen verwacht wordt.</text:p>
      <text:p text:style-name="P2">Deze combinatie omzetten in een geboren veulen of met niet geboren verwijderen.</text:p>
      <text:p text:style-name="P2">Het aanmaken van gekochte (volwassen) ponies.</text:p>
      <text:p text:style-name="P2">Het beheren van de ponies.</text:p>
      <text:p text:style-name="P2">Foto’s uploaden tekst en gegevens aanpassen.</text:p>
      <text:p text:style-name="P2">Het beheren van de verkooppagina. <text:span text:style-name="T2">Selecteren van ponies voor de verkoop en het aanmaken van advertenties voor overige zaken.</text:span></text:p>
      <text:p text:style-name="P7">Het plaatsen van een verkoopomschrijving in pdf formaat wat te downloaden is.</text:p>
      <text:p text:style-name="P2"/>
      <text:p text:style-name="P3">De te verzamelken gegevens:</text:p>
      <text:p text:style-name="P3">Van de bezoekers; voornaam, achternaam, emailadres, inlognaam, telefoonnummer en adresgegevens (woonplaats postcode straatnaam en huisnummer).</text:p>
      <text:p text:style-name="P3"/>
      <text:p text:style-name="P3">Van de ponies; vader, moeder, vader van de moeder, stamboeknummer, schofthoogte, speciale tekst, stamboom, fotogallerij, omschrijvingstekst, soort, fotos,<text:span text:style-name="T2"> evt verkoopprijs en reservering</text:span>.</text:p>
      <text:p text:style-name="P3"/>
      <text:p text:style-name="P3">Van het nieuws; datum, titel, tekst en fotos.</text:p>
      <text:p text:style-name="P3"/>
      <text:p text:style-name="P3">Van de afspraken datum tijd reden en geregistreerde gebruiker.</text:p>
      <text:p text:style-name="P3"><text:s text:c="2"/></text:p>
      <text:p text:style-name="P3">Van de verkoop overig <text:s/>titel (korte omschrijving), tekts, <text:span text:style-name="T2">fotos, prijs en reservering.</text:span></text:p>
      <text:p text:style-name="P3"/>
      <text:p text:style-name="P6">Van de biedingen advertentie, bedrag en geregistreerde gebruiker.</text:p>
      <text:p text:style-name="P5"/>
      <text:p text:style-name="P7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6T14:04:18.366240849</meta:creation-date>
    <dc:date>2021-10-23T12:30:00.440092724</dc:date>
    <meta:editing-duration>PT17M51S</meta:editing-duration>
    <meta:editing-cycles>4</meta:editing-cycles>
    <meta:generator>LibreOffice/6.4.7.2$Linux_X86_64 LibreOffice_project/40$Build-2</meta:generator>
    <meta:print-date>2021-10-23T12:26:21.100863270</meta:print-date>
    <meta:document-statistic meta:table-count="0" meta:image-count="0" meta:object-count="0" meta:page-count="1" meta:paragraph-count="23" meta:word-count="237" meta:character-count="1657" meta:non-whitespace-character-count="1439"/>
  </office:meta>
</office:document-meta>
</file>